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08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4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08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2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1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09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8cm" svg:height="0.3cm" svg:x="8.547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4cm" svg:height="0.3cm" svg:x="15.026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3.814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2.876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0.464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9.517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2.279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1.333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7.868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1cm" svg:height="0.3cm" svg:x="16.897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4.14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5.985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8:26:33.981918442</dc:date>
    <meta:editing-duration>PT1H19M43S</meta:editing-duration>
    <meta:editing-cycles>16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5.30872502851794">
                <text:p>5.30872502851794</text:p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16996694843371">
                <text:p>1.16996694843371</text:p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SR=5)</text:p>
              </table:table-cell>
              <table:table-cell office:value-type="float" office:value="4.87876217496855">
                <text:p>4.87876217496855</text:p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356546238811184">
                <text:p>0.356546238811184</text:p>
              </table:table-cell>
              <table:table-cell office:value-type="float" office:value="0.694673075656804">
                <text:p>0.694673075656804</text:p>
              </table:table-cell>
              <table:table-cell office:value-type="float" office:value="2.16583501433273">
                <text:p>2.16583501433273</text:p>
              </table:table-cell>
              <table:table-cell office:value-type="float" office:value="2.56390543916971">
                <text:p>2.56390543916971</text:p>
              </table:table-cell>
              <table:table-cell office:value-type="float" office:value="4.45607454017425">
                <text:p>4.45607454017425</text:p>
              </table:table-cell>
              <table:table-cell office:value-type="float" office:value="4.75075276012044">
                <text:p>4.75075276012044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85575596678901">
                <text:p>1.85575596678901</text:p>
              </table:table-cell>
              <table:table-cell office:value-type="float" office:value="0.00740836775137144">
                <text:p>0.00740836775137144</text:p>
              </table:table-cell>
              <table:table-cell office:value-type="float" office:value="1.28292743538766">
                <text:p>1.28292743538766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634316523945522">
                <text:p>-0.0634316523945522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989806470675125">
                <text:p>0.989806470675125</text:p>
              </table:table-cell>
              <table:table-cell office:value-type="float" office:value="NaN">
                <text:p>NaN</text:p>
              </table:table-cell>
              <table:table-cell office:value-type="float" office:value="1.53294163062661">
                <text:p>1.53294163062661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3.86381584720231">
                <text:p>3.86381584720231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48581023243555">
                <text:p>0.648581023243555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4474341725928">
                <text:p>2.44474341725928</text:p>
              </table:table-cell>
              <table:table-cell office:value-type="float" office:value="4.17775895450145">
                <text:p>4.17775895450145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2027537024023">
                <text:p>1.02027537024023</text:p>
              </table:table-cell>
              <table:table-cell office:value-type="float" office:value="-0.0889004130165016">
                <text:p>-0.0889004130165016</text:p>
              </table:table-cell>
              <table:table-cell office:value-type="float" office:value="1.1897365805169">
                <text:p>1.189736580516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422877682630274">
                <text:p>-0.0422877682630274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1.36952245572912">
                <text:p>1.36952245572912</text:p>
              </table:table-cell>
            </table:table-row>
            <table:table-row>
              <table:table-cell office:value-type="string">
                <text:p>SWITCH(ISR=20)</text:p>
              </table:table-cell>
              <table:table-cell office:value-type="float" office:value="2.54175319547223">
                <text:p>2.54175319547223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466651706684">
                <text:p>0.12466651706684</text:p>
              </table:table-cell>
              <table:table-cell office:value-type="float" office:value="0.651873312701656">
                <text:p>0.651873312701656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3321160868731">
                <text:p>2.43321160868731</text:p>
              </table:table-cell>
              <table:table-cell office:value-type="float" office:value="3.59087608906099">
                <text:p>3.59087608906099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1767262694882">
                <text:p>1.01767262694882</text:p>
              </table:table-cell>
              <table:table-cell office:value-type="float" office:value="-0.11668179208415">
                <text:p>-0.11668179208415</text:p>
              </table:table-cell>
              <table:table-cell office:value-type="float" office:value="1.00956759443339">
                <text:p>1.0095675944333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69025472673111">
                <text:p>4.69025472673111</text:p>
              </table:table-cell>
              <table:table-cell office:value-type="float" office:value="-0.0740035944603035">
                <text:p>-0.074003594460303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618013492884228">
                <text:p>0.618013492884228</text:p>
              </table:table-cell>
              <table:table-cell office:value-type="float" office:value="NaN">
                <text:p>NaN</text:p>
              </table:table-cell>
              <table:table-cell office:value-type="float" office:value="1.20830922653686">
                <text:p>1.20830922653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